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28in"/>
    </style:style>
    <style:style style:name="co2" style:family="table-column">
      <style:table-column-properties fo:break-before="auto" style:column-width="2.2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نہ بھول کر بھی کبھی تم کسی کی بات کرو</text:p>
            <text:p>علی کا ذکر کرو، بس علی کی بات کرو</text:p>
          </table:table-cell>
          <table:covered-table-cell/>
        </table:table-row>
        <table:table-row table:style-name="ro1">
          <table:table-cell office:value-type="string" calcext:value-type="string">
            <text:p>علی کے نقشِ قدم کا میں ذکر کرتا ہوں</text:p>
            <text:p>تم اُس کے ساتھ ہی دوشِ نبیؐ کی بات کرو</text:p>
          </table:table-cell>
          <table:table-cell office:value-type="string" calcext:value-type="string">
            <text:p>کسی کا نفس، کسی کا وصی، کسی کا ولی</text:p>
            <text:p>یہ سب صفات ہوں جس میں، اُسی کی بات کرو</text:p>
          </table:table-cell>
        </table:table-row>
        <table:table-row table:style-name="ro1">
          <table:table-cell office:value-type="string" calcext:value-type="string">
            <text:p>سرِ نیاز جھکا دو علیؑ کی چوکھٹ پر</text:p>
            <text:p>غرور و ناز سے پھر بندگی کی بات کرو</text:p>
          </table:table-cell>
          <table:table-cell office:value-type="string" calcext:value-type="string">
            <text:p>یہ ذکر ذکرِ نبیؐ ہے، یہی ہے ذکرِ خدا</text:p>
            <text:p>علی کے ہوتے ہوئے کیوں کسی کی بات کرو</text:p>
          </table:table-cell>
        </table:table-row>
        <table:table-row table:style-name="ro1">
          <table:table-cell office:value-type="string" calcext:value-type="string">
            <text:p>ازل سے ساقیِ کوثر سے ہوں میں وابستہ</text:p>
            <text:p>نہ میرے آگے کسی تشنگی کی بات کرو</text:p>
          </table:table-cell>
          <table:table-cell office:value-type="string" calcext:value-type="string">
            <text:p>سمجھ میں آ نہ سکے گا کبھی علیؑ کا مقام</text:p>
            <text:p>نہ اس طرح کبھی دیوانگی کی بات کرو</text:p>
          </table:table-cell>
        </table:table-row>
        <table:table-row table:style-name="ro1">
          <table:table-cell office:value-type="string" calcext:value-type="string">
            <text:p>ہے وقت نزع کا بالی پہ آئے ہیں مولا</text:p>
            <text:p>کہاں کی موت، بس اب زندگی کی بات کرو</text:p>
          </table:table-cell>
          <table:table-cell office:value-type="string" calcext:value-type="string">
            <text:p>لحد میں میری اندھیرا ہو غیر ممکن ہے</text:p>
            <text:p><text:span text:style-name="T1">جہاں علیؑ ہوں</text:span> وہاں روشنی کی بات کرو</text:p>
          </table:table-cell>
        </table:table-row>
        <table:table-row table:style-name="ro1">
          <table:table-cell office:value-type="string" calcext:value-type="string">
            <text:p>بوقتِ نزع کہوں گا میں مومنوں سے سعیدؔ</text:p>
            <text:p>نکل رہا ہے میرا دم، علیؑ کی بات کرو</text:p>
          </table:table-cell>
          <table:table-cell office:value-type="string" calcext:value-type="string">
            <text:p>فرشتوں کیسا سوال و جواب تربت میں</text:p>
            <text:p>اب آ گئے ہو تو بیٹھو علیؑ کی بات کر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07:56:59.449170600</meta:creation-date>
    <dc:date>2026-01-23T07:58:39.874062400</dc:date>
    <meta:editing-duration>PT1M40S</meta:editing-duration>
    <meta:editing-cycles>1</meta:editing-cycles>
    <meta:document-statistic meta:table-count="1" meta:cell-count="11" meta:object-count="0"/>
    <meta:generator>LibreOffice/25.8.4.2$Windows_X86_64 LibreOffice_project/290daaa01b999472f0c7a3890eb6a550fd74c6df</meta:generator>
  </office:meta>
</office:document-meta>
</file>